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="0.99pt groove #000000"/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number-columns-repeated="44" table:default-cell-style-name="ce1"/>
        <table:table-column table:style-name="co1" table:number-columns-repeated="979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 table:number-columns-repeated="44"/>
          <table:table-cell table:number-columns-repeated="979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 table:number-columns-repeated="44"/>
          <table:table-cell table:number-columns-repeated="979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97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4:11:55.005156470</meta:creation-date>
    <dc:date>2019-09-06T14:18:25.339138870</dc:date>
    <meta:editing-duration>PT6M32S</meta:editing-duration>
    <meta:editing-cycles>1</meta:editing-cycles>
    <meta:document-statistic meta:table-count="1" meta:cell-count="156" meta:object-count="0"/>
    <meta:generator>LibreOffice/5.1.6.2$Linux_X86_64 LibreOffice_project/10m0$Build-2</meta:generator>
  </office:meta>
</office:document-meta>
</file>